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5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itle">
      <style:paragraph-properties fo:text-align="center" style:justify-single-word="false"/>
    </style:style>
    <style:style style:name="P8" style:family="paragraph" style:parent-style-name="Title">
      <style:paragraph-properties fo:text-align="start" style:justify-single-word="false"/>
    </style:style>
    <style:style style:name="P9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41q6jiv3ezmu"/></text:p>
      <text:p text:style-name="P7"><text:bookmark text:name="_blm03nchj2bi"/></text:p>
      <text:p text:style-name="P7"><text:bookmark text:name="_i9uzvr4y9ti"/></text:p>
      <text:p text:style-name="P7"><text:bookmark text:name="_sapzlh3kpdd2"/>Nom del project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Foto del projecte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2"/>
      <text:p text:style-name="P3">Nom de l’autor</text:p>
      <text:p text:style-name="P3">Data d’entrega</text:p>
      <text:p text:style-name="P3">Assignatura</text:p>
      <text:p text:style-name="P3">Curs</text:p>
      <text:p text:style-name="P7"><text:bookmark text:name="_dlw2hbxr5krj"/>Index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4"><text:a xlink:type="simple" xlink:href="#_3du2rr5j32o6" text:style-name="Index_20_Link" text:visited-style-name="Index_20_Link"><text:span text:style-name="T1">Motivacions<text:tab/>3</text:span></text:a></text:p>
          <text:p text:style-name="P4"><text:a xlink:type="simple" xlink:href="#_l04gn4zexs7m" text:style-name="Index_20_Link" text:visited-style-name="Index_20_Link"><text:span text:style-name="T1">Descripció tècnica<text:tab/>3</text:span></text:a></text:p>
          <text:p text:style-name="P4"><text:a xlink:type="simple" xlink:href="#_ekvv1hf08wzm" text:style-name="Index_20_Link" text:visited-style-name="Index_20_Link"><text:span text:style-name="T1">Llista de materials<text:tab/>3</text:span></text:a></text:p>
          <text:p text:style-name="P4"><text:a xlink:type="simple" xlink:href="#_exa9z0h1e1l7" text:style-name="Index_20_Link" text:visited-style-name="Index_20_Link"><text:span text:style-name="T1">Eines i màquines<text:tab/>3</text:span></text:a></text:p>
          <text:p text:style-name="P4"><text:a xlink:type="simple" xlink:href="#_1l444bisf3ns" text:style-name="Index_20_Link" text:visited-style-name="Index_20_Link"><text:span text:style-name="T1">Plec de condicions<text:tab/>3</text:span></text:a></text:p>
        </text:index-body>
      </text:table-of-content>
      <text:p text:style-name="Standard"/>
      <text:p text:style-name="P6"><text:bookmark text:name="_3du2rr5j32o6"/>Motivacions</text:p>
      <text:p text:style-name="Standard">De forma introductòria es presenta el producte i per què es fa. Explica què t’ha portat a fer aquest projecte (tant la realitat com una situació inventada però amb sentit). </text:p>
      <text:p text:style-name="Standard"/>
      <text:p text:style-name="Standard">Quin serà el seu impacte quan es dugui a terme i com et sents davant del repte.</text:p>
      <text:p text:style-name="Standard"/>
      <text:p text:style-name="Heading_20_1"><text:bookmark text:name="_l04gn4zexs7m"/>Descripció tècnica</text:p>
      <text:p text:style-name="Standard">Quines característiques tindrà i materials que s’utilitzaran. La situació de partida i diverses opcions possibles en la construcció amb la seva descripció..</text:p>
      <text:p text:style-name="Standard"/>
      <text:p text:style-name="Heading_20_1"><text:bookmark text:name="_ekvv1hf08wzm"/>Llista de materials</text:p>
      <text:p text:style-name="Standard">Llista amb tots els materials necessaris per dur a terme el projecte amb el nom del material i també la quantitat necessària i la mida si és rellevant.</text:p>
      <text:p text:style-name="Standard"/>
      <text:p text:style-name="Heading_20_1"><text:bookmark text:name="_exa9z0h1e1l7"/>Eines i màquines</text:p>
      <text:p text:style-name="Standard">Llista de les eines necessàries. <text:s/>Ha de ser una taula amb dues columnes. A la primera columna hi haurà el nom i a la segona imatge de l’eina.</text:p>
      <text:p text:style-name="Standard"/>
      <text:p text:style-name="Heading_20_1"><text:bookmark text:name="_1l444bisf3ns"/>Plec de condicions</text:p>
      <text:p text:style-name="Standard">Objectius que ha de complir el producte per ser vàlid en acabar el projecte. Els objectius són realistes i es comenta com es comprovarà que es compleixen. <text:s/>També es comenten les condicions de lliurament (data i format)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23" meta:word-count="205" meta:character-count="1174" meta:non-whitespace-character-count="989"/>
    <meta:generator>LibreOfficeDev/6.0.5.2$Linux_X86_64 LibreOffice_project/</meta:generator>
  </office:meta>
</office:document-meta>
</file>